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86cm"/>
    </style:style>
    <style:style style:name="co3" style:family="table-column">
      <style:table-column-properties fo:break-before="auto" style:column-width="19.355cm"/>
    </style:style>
    <style:style style:name="ro4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7cm" fo:break-before="auto" style:use-optimal-row-height="false"/>
    </style:style>
    <style:style style:name="ro3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000" number:language="en" number:country="AU">
      <number:number number:min-integer-digits="1"/>
    </number:number-style>
    <number:text-style style:name="N8100" number:language="en" number:country="AU">
      <number:text-content/>
    </number:text-style>
    <style:style style:name="ce1" style:family="table-cell" style:parent-style-name="Default" style:data-style-name="N800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80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8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.5pt" style:language-asian="en" style:country-asian="US" style:font-style-asian="normal" style:font-weight-asian="bold" style:font-size-complex="5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FUNCIONALIDADE</text:p>
          </table:table-cell>
          <table:table-cell office:value-type="string">
            <text:p>DESCRIÇÃO</text:p>
          </table:table-cell>
          <table:table-cell table:number-columns-repeated="102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5" office:value-type="string">
            <text:p>Seleção global de localidade</text:p>
          </table:table-cell>
          <table:table-cell table:style-name="ce6" table:number-columns-repeated="1022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Navegação por tema</text:p>
          </table:table-cell>
          <table:table-cell table:style-name="ce6" office:value-type="string">
            <text:p>menu e submenus listando os temas</text:p>
          </table:table-cell>
          <table:table-cell table:style-name="ce6" table:number-columns-repeated="1021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Navegação por pesquisas</text:p>
          </table:table-cell>
          <table:table-cell table:style-name="ce6" office:value-type="string">
            <text:p>menu e submenus listando as pesquisas</text:p>
          </table:table-cell>
          <table:table-cell table:style-name="ce6" table:number-columns-repeated="1021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íntese de localidade</text:p>
          </table:table-cell>
          <table:table-cell table:style-name="ce6" office:value-type="string">
            <text:p>grupo de informações formando um panorama sobre o local</text:p>
          </table:table-cell>
          <table:table-cell table:style-name="ce6" table:number-columns-repeated="1021"/>
        </table:table-row>
        <table:table-row table:style-name="ro2">
          <table:table-cell table:style-name="ce3" office:value-type="string">
            <text:p>4.1</text:p>
          </table:table-cell>
          <table:table-cell office:value-type="string">
            <text:p>Curadoria dos indicadores</text:p>
          </table:table-cell>
          <table:table-cell office:value-type="string">
            <text:p>seleção de quais indicadores compõem a síntese</text:p>
          </table:table-cell>
          <table:table-cell table:number-columns-repeated="1021"/>
        </table:table-row>
        <table:table-row table:style-name="ro3">
          <table:table-cell table:style-name="ce3"/>
          <table:table-cell office:value-type="string">
            <text:p>Sparklin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4.2</text:p>
          </table:table-cell>
          <table:table-cell office:value-type="string">
            <text:p>Link com o tema</text:p>
          </table:table-cell>
          <table:table-cell office:value-type="string">
            <text:p>Cada indicador leva a página do tema</text:p>
          </table:table-cell>
          <table:table-cell table:number-columns-repeated="1021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>
            <text:p>5</text:p>
          </table:table-cell>
          <table:table-cell table:style-name="ce6" office:value-type="string">
            <text:p>Cartograma de localidade</text:p>
          </table:table-cell>
          <table:table-cell table:style-name="ce6" office:value-type="string">
            <text:p>cartograma exibindo indicadores</text:p>
          </table:table-cell>
          <table:table-cell table:style-name="ce6" table:number-columns-repeated="1021"/>
        </table:table-row>
        <table:table-row table:style-name="ro2">
          <table:table-cell table:style-name="ce3" office:value-type="string">
            <text:p>5.1</text:p>
          </table:table-cell>
          <table:table-cell office:value-type="string">
            <text:p>Cartograma (mapa)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1</text:p>
          </table:table-cell>
          <table:table-cell office:value-type="string">
            <text:p>Seleção global de localidade</text:p>
          </table:table-cell>
          <table:table-cell office:value-type="string">
            <text:p>Permitir que o usuário selecione outra localidade a partir do mapa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5.2 </text:p>
          </table:table-cell>
          <table:table-cell office:value-type="string">
            <text:p>Seleção de indicador</text:p>
          </table:table-cell>
          <table:table-cell office:value-type="string">
            <text:p>Selecionar qual indicador será exibido no cartograma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5.3</text:p>
          </table:table-cell>
          <table:table-cell office:value-type="string">
            <text:p>Tooltip</text:p>
          </table:table-cell>
          <table:table-cell office:value-type="string">
            <text:p>Visualizar detalhes sobre uma região 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5.4</text:p>
          </table:table-cell>
          <table:table-cell office:value-type="string">
            <text:p>Animação</text:p>
          </table:table-cell>
          <table:table-cell office:value-type="string">
            <text:p>Mapa deve ter alguma animação ao trocar de indicadores, assim como mudar de indicador automaticamente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5.5</text:p>
          </table:table-cell>
          <table:table-cell office:value-type="string">
            <text:p>Exportação dos dados</text:p>
          </table:table-cell>
          <table:table-cell table:number-columns-repeated="1022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>
            <text:p>6</text:p>
          </table:table-cell>
          <table:table-cell table:style-name="ce6" office:value-type="string">
            <text:p>Síntese do tema</text:p>
          </table:table-cell>
          <table:table-cell table:style-name="ce6" office:value-type="string">
            <text:p>grupo de informações que permitam um entendimento generalista de determinado tema em determinado local</text:p>
          </table:table-cell>
          <table:table-cell table:style-name="ce6" table:number-columns-repeated="1021"/>
        </table:table-row>
        <table:table-row table:style-name="ro2">
          <table:table-cell table:style-name="ce3" office:value-type="string">
            <text:p>6.1</text:p>
          </table:table-cell>
          <table:table-cell office:value-type="string">
            <text:p>Curadoria dos indicadores</text:p>
          </table:table-cell>
          <table:table-cell office:value-type="string">
            <text:p>seleção de quais indicadores compõem a síntese</text:p>
          </table:table-cell>
          <table:table-cell table:number-columns-repeated="1021"/>
        </table:table-row>
        <table:table-row table:style-name="ro2">
          <table:table-cell table:style-name="ce3"/>
          <table:table-cell office:value-type="string">
            <text:p>Gráficos</text:p>
          </table:table-cell>
          <table:table-cell table:number-columns-repeated="1022"/>
        </table:table-row>
        <table:table-row table:style-name="ro2">
          <table:table-cell table:style-name="ce3"/>
          <table:table-cell office:value-type="string">
            <text:p>Mapa</text:p>
          </table:table-cell>
          <table:table-cell table:number-columns-repeated="1022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>
            <text:p>7</text:p>
          </table:table-cell>
          <table:table-cell table:style-name="ce6" office:value-type="string">
            <text:p>Tema completo</text:p>
          </table:table-cell>
          <table:table-cell table:style-name="ce6" office:value-type="string">
            <text:p>visualização de todos os indicadores relacionados àquele tema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7.1</text:p>
          </table:table-cell>
          <table:table-cell office:value-type="string">
            <text:p>Lista de indicadores</text:p>
          </table:table-cell>
          <table:table-cell office:value-type="string">
            <text:p>elencar a qua(is) tema(s) pertence cada indicador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7.2</text:p>
          </table:table-cell>
          <table:table-cell office:value-type="string">
            <text:p>Editoração</text:p>
          </table:table-cell>
          <table:table-cell office:value-type="string">
            <text:p>definição da ordenação e agrupamento dos indicadores afins, a fim de tornar o panorama mais legível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11</text:p>
          </table:table-cell>
          <table:table-cell office:value-type="string">
            <text:p>Gráfico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13</text:p>
          </table:table-cell>
          <table:table-cell office:value-type="string">
            <text:p>Tabelas</text:p>
          </table:table-cell>
          <table:table-cell table:number-columns-repeated="1022"/>
        </table:table-row>
        <table:table-row table:style-name="ro2">
          <table:table-cell table:style-name="ce3"/>
          <table:table-cell office:value-type="string">
            <text:p>Rankings</text:p>
          </table:table-cell>
          <table:table-cell table:number-columns-repeated="1022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>
            <text:p>8</text:p>
          </table:table-cell>
          <table:table-cell table:style-name="ce6" office:value-type="string">
            <text:p>Exibição da Pesquisa</text:p>
          </table:table-cell>
          <table:table-cell table:style-name="ce6" office:value-type="string">
            <text:p>apresentação de todos os indicadores da pesquisa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8.1</text:p>
          </table:table-cell>
          <table:table-cell office:value-type="string">
            <text:p>Introdução</text:p>
          </table:table-cell>
          <table:table-cell office:value-type="string">
            <text:p>Parágrafo introdutório sobre a pesquisa, com link para o portal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8.2</text:p>
          </table:table-cell>
          <table:table-cell office:value-type="string">
            <text:p>Ano da pesquisa</text:p>
          </table:table-cell>
          <table:table-cell office:value-type="string">
            <text:p>Seleção de 1 ou mais anos da pesquisa para visualização e comparação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8.3</text:p>
          </table:table-cell>
          <table:table-cell office:value-type="string">
            <text:p>Níveis da pesquisa</text:p>
          </table:table-cell>
          <table:table-cell office:value-type="string">
            <text:p>Visualização de diferentes níveis da pesquisa, permitindo uma visão macro ou bem detalhada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8.4</text:p>
          </table:table-cell>
          <table:table-cell office:value-type="string">
            <text:p>Tabela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8.5</text:p>
          </table:table-cell>
          <table:table-cell office:value-type="string">
            <text:p>Comparação com nível territorial acima</text:p>
          </table:table-cell>
          <table:table-cell office:value-type="string">
            <text:p>Contextualização da localidade em função de seu “pai”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8.6</text:p>
          </table:table-cell>
          <table:table-cell office:value-type="string">
            <text:p>Exportação dos dados</text:p>
          </table:table-cell>
          <table:table-cell table:number-columns-repeated="1022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>
            <text:p>9</text:p>
          </table:table-cell>
          <table:table-cell table:style-name="ce6" office:value-type="string">
            <text:p>Comparação</text:p>
          </table:table-cell>
          <table:table-cell table:style-name="ce6" office:value-type="string">
            <text:p>permitir a comparação de um mesmo indicador para diversas localidades</text:p>
          </table:table-cell>
          <table:table-cell table:number-columns-repeated="1021"/>
        </table:table-row>
        <table:table-row table:style-name="ro2">
          <table:table-cell table:style-name="ce3"/>
          <table:table-cell office:value-type="string">
            <text:p>Gráfico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12</text:p>
          </table:table-cell>
          <table:table-cell office:value-type="string">
            <text:p>Cartograma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9.1</text:p>
          </table:table-cell>
          <table:table-cell office:value-type="string">
            <text:p>Seletor contextual de locai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9.2</text:p>
          </table:table-cell>
          <table:table-cell office:value-type="string">
            <text:p>Exportação dos dados</text:p>
          </table:table-cell>
          <table:table-cell table:number-columns-repeated="1022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>
            <text:p>10</text:p>
          </table:table-cell>
          <table:table-cell table:style-name="ce6" office:value-type="string">
            <text:p>Busca</text:p>
          </table:table-cell>
          <table:table-cell table:style-name="ce6" office:value-type="string">
            <text:p>sistema de busca que retorne indicadores, pesquisas, temas e/ou localidade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10.1</text:p>
          </table:table-cell>
          <table:table-cell office:value-type="string">
            <text:p>Autocomplet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10.2</text:p>
          </table:table-cell>
          <table:table-cell office:value-type="string">
            <text:p>Termos relacionados</text:p>
          </table:table-cell>
          <table:table-cell office:value-type="string">
            <text:p>termos similare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10.3</text:p>
          </table:table-cell>
          <table:table-cell office:value-type="string">
            <text:p>Página de resultados da busca</text:p>
          </table:table-cell>
          <table:table-cell table:number-columns-repeated="1022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>
            <text:p>11</text:p>
          </table:table-cell>
          <table:table-cell table:style-name="ce6" office:value-type="string">
            <text:p>Gráfico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11.1</text:p>
          </table:table-cell>
          <table:table-cell office:value-type="string">
            <text:p>Linha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11.2</text:p>
          </table:table-cell>
          <table:table-cell office:value-type="string">
            <text:p>Barra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11.3</text:p>
          </table:table-cell>
          <table:table-cell office:value-type="string">
            <text:p>Sparkline</text:p>
          </table:table-cell>
          <table:table-cell table:number-columns-repeated="1022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>
            <text:p>12</text:p>
          </table:table-cell>
          <table:table-cell table:style-name="ce6" office:value-type="string">
            <text:p>Cartogramas</text:p>
          </table:table-cell>
          <table:table-cell table:number-columns-repeated="1022"/>
        </table:table-row>
        <table:table-row table:style-name="ro2">
          <table:table-cell office:value-type="float" office:value="12.1">
            <text:p>12.1</text:p>
          </table:table-cell>
          <table:table-cell office:value-type="string">
            <text:p>Mapa SVG de um local</text:p>
          </table:table-cell>
          <table:table-cell table:number-columns-repeated="1022"/>
        </table:table-row>
        <table:table-row table:style-name="ro2">
          <table:table-cell office:value-type="float" office:value="12.2">
            <text:p>12.2</text:p>
          </table:table-cell>
          <table:table-cell office:value-type="string">
            <text:p>Mapa interativo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6" office:value-type="string">
            <text:p>Tabelas</text:p>
          </table:table-cell>
          <table:table-cell table:number-columns-repeated="1022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6" office:value-type="string">
            <text:p>Compartilhamento em redes sociais</text:p>
          </table:table-cell>
          <table:table-cell table:number-columns-repeated="1022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6" office:value-type="string">
            <text:p>Guia de uso</text:p>
          </table:table-cell>
          <table:table-cell table:number-columns-repeated="1022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6" office:value-type="string">
            <text:p>Ferramentas de métricas</text:p>
          </table:table-cell>
          <table:table-cell table:style-name="ce6" office:value-type="string">
            <text:p>analytics, mapa de calor (hotjar, eggcrazy...)</text:p>
          </table:table-cell>
          <table:table-cell table:number-columns-repeated="1021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6" office:value-type="string">
            <text:p>Glossário</text:p>
          </table:table-cell>
          <table:table-cell table:number-columns-repeated="1022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6" office:value-type="string">
            <text:p>Salvar no cliente as últimas consultas feitas</text:p>
          </table:table-cell>
          <table:table-cell table:number-columns-repeated="1022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6" office:value-type="string">
            <text:p>Histórico</text:p>
          </table:table-cell>
          <table:table-cell table:number-columns-repeated="1022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6" office:value-type="string">
            <text:p>Fotos</text:p>
          </table:table-cell>
          <table:table-cell table:number-columns-repeated="1022"/>
        </table:table-row>
        <table:table-row table:style-name="ro2" table:number-rows-repeated="104850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11/01/2017</text:date>, <text:time>14:2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lima</meta:initial-creator>
    <meta:creation-date>2017-01-10T13:52:23</meta:creation-date>
    <dc:date>2017-01-11T14:24:49</dc:date>
    <dc:creator>thiago lima</dc:creator>
    <meta:editing-duration>PT7M32S</meta:editing-duration>
    <meta:editing-cycles>2</meta:editing-cycles>
    <meta:generator>OpenOffice/4.1.1$Unix OpenOffice.org_project/411m6$Build-9775</meta:generator>
    <meta:document-statistic meta:table-count="3" meta:cell-count="132" meta:object-count="0"/>
  </office:meta>
</office:document-meta>
</file>